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s">
        <table:table-row>
          <table:table-cell office:value-type="string">
            <text:p>admin_username</text:p>
          </table:table-cell>
          <table:table-cell office:value-type="string">
            <text:p>user_usernames</text:p>
          </table:table-cell>
          <table:table-cell office:value-type="string">
            <text:p>total_resets</text:p>
          </table:table-cell>
          <table:table-cell office:value-type="string">
            <text:p>total_data_limit_gib</text:p>
          </table:table-cell>
          <table:table-cell office:value-type="string">
            <text:p>total_subscriptions</text:p>
          </table:table-cell>
          <table:table-cell office:value-type="string">
            <text:p>limited_subscriptions</text:p>
          </table:table-cell>
          <table:table-cell office:value-type="string">
            <text:p>unlimited_subscriptions</text:p>
          </table:table-cell>
          <table:table-cell office:value-type="string">
            <text:p>limited_1_month</text:p>
          </table:table-cell>
          <table:table-cell office:value-type="string">
            <text:p>limited_2_month</text:p>
          </table:table-cell>
          <table:table-cell office:value-type="string">
            <text:p>limited_3_month</text:p>
          </table:table-cell>
          <table:table-cell office:value-type="string">
            <text:p>limited_4_month</text:p>
          </table:table-cell>
          <table:table-cell office:value-type="string">
            <text:p>limited_5_month</text:p>
          </table:table-cell>
          <table:table-cell office:value-type="string">
            <text:p>limited_6_month</text:p>
          </table:table-cell>
          <table:table-cell office:value-type="string">
            <text:p>limited_1_month_volume</text:p>
          </table:table-cell>
          <table:table-cell office:value-type="string">
            <text:p>limited_2_month_volume</text:p>
          </table:table-cell>
          <table:table-cell office:value-type="string">
            <text:p>limited_3_month_volume</text:p>
          </table:table-cell>
          <table:table-cell office:value-type="string">
            <text:p>limited_4_month_volume</text:p>
          </table:table-cell>
          <table:table-cell office:value-type="string">
            <text:p>limited_5_month_volume</text:p>
          </table:table-cell>
          <table:table-cell office:value-type="string">
            <text:p>limited_6_month_volume</text:p>
          </table:table-cell>
          <table:table-cell office:value-type="string">
            <text:p>unlimited_1_month</text:p>
          </table:table-cell>
          <table:table-cell office:value-type="string">
            <text:p>unlimited_2_month</text:p>
          </table:table-cell>
          <table:table-cell office:value-type="string">
            <text:p>unlimited_3_month</text:p>
          </table:table-cell>
          <table:table-cell office:value-type="string">
            <text:p>unlimited_4_month</text:p>
          </table:table-cell>
          <table:table-cell office:value-type="string">
            <text:p>unlimited_5_month</text:p>
          </table:table-cell>
          <table:table-cell office:value-type="string">
            <text:p>unlimited_6_month</text:p>
          </table:table-cell>
          <table:table-cell office:value-type="string">
            <text:p>total_price</text:p>
          </table:table-cell>
        </table:table-row>
        <table:table-row>
          <table:table-cell office:value-type="string">
            <text:p>abolfzl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dak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ghai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la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lmasmb</text:p>
          </table:table-cell>
          <table:table-cell office:value-type="string">
            <text:p>34mr_mahdipor,35mr_mojtahedi,37mis_azadsarv,38mr_vahedi,39mis_yakhchi,40bozorg_kochak,41mr_tejarati,42hadi</text:p>
          </table:table-cell>
          <table:table-cell office:value-type="float" office:value="0">
            <text:p>0</text:p>
          </table:table-cell>
          <table:table-cell office:value-type="float" office:value="200.0000">
            <text:p>200.000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0.0000">
            <text:p>20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00.0000">
            <text:p>180000.0000</text:p>
          </table:table-cell>
        </table:table-row>
        <table:table-row>
          <table:table-cell office:value-type="string">
            <text:p>almas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lpha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mika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mireza</text:p>
          </table:table-cell>
          <table:table-cell office:value-type="string">
            <text:p>Alizarei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00.0000">
            <text:p>40000.0000</text:p>
          </table:table-cell>
        </table:table-row>
        <table:table-row>
          <table:table-cell office:value-type="string">
            <text:p>amirmob</text:p>
          </table:table-cell>
          <table:table-cell office:value-type="string">
            <text:p>mohammad1,setayesh,sobhani1</text:p>
          </table:table-cell>
          <table:table-cell office:value-type="float" office:value="0">
            <text:p>0</text:p>
          </table:table-cell>
          <table:table-cell office:value-type="float" office:value="150.0000">
            <text:p>150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mirsht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mitsesf</text:p>
          </table:table-cell>
          <table:table-cell office:value-type="string">
            <text:p>Ameripedar,Fazeli,Fazelip,Froqi,Khtaheri,Marziqolami,Mazyarqolami,Mmaleki,Rezaeinasab,Rigi,Sasangolij,Yaservans,Zahedi</text:p>
          </table:table-cell>
          <table:table-cell office:value-type="float" office:value="0">
            <text:p>0</text:p>
          </table:table-cell>
          <table:table-cell office:value-type="float" office:value="280.0000">
            <text:p>280.0000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0.0000">
            <text:p>210.0000</text:p>
          </table:table-cell>
          <table:table-cell office:value-type="float" office:value="70.0000">
            <text:p>7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2140.0000">
            <text:p>252140.0000</text:p>
          </table:table-cell>
        </table:table-row>
        <table:table-row>
          <table:table-cell office:value-type="string">
            <text:p>amrzv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nsr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phmeesf</text:p>
          </table:table-cell>
          <table:table-cell office:value-type="string">
            <text:p>09113949874faraji,09113952311,09118527050,09119732160,09120878428,09305179669,09353713805,AppleHome,baharehmohammadi09020653070,farshidfamily,mehranbabapour,mohammadahmadi-bashgah,mohammadzaki09386978991,mosavi09122477267,shakiba-aref</text:p>
          </table:table-cell>
          <table:table-cell office:value-type="float" office:value="0">
            <text:p>0</text:p>
          </table:table-cell>
          <table:table-cell office:value-type="float" office:value="715.0000">
            <text:p>715.0000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245.0000">
            <text:p>245.0000</text:p>
          </table:table-cell>
          <table:table-cell office:value-type="float" office:value="470.0000">
            <text:p>47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5400.0000">
            <text:p>645400.0000</text:p>
          </table:table-cell>
        </table:table-row>
        <table:table-row>
          <table:table-cell office:value-type="string">
            <text:p>ara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rmatl</text:p>
          </table:table-cell>
          <table:table-cell office:value-type="string">
            <text:p>ahmadi,aspari,kazemi,nemanzadeh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8040.0000">
            <text:p>258040.0000</text:p>
          </table:table-cell>
        </table:table-row>
        <table:table-row>
          <table:table-cell office:value-type="string">
            <text:p>ary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siamb</text:p>
          </table:table-cell>
          <table:table-cell office:value-type="string">
            <text:p>amiri2,amirpor,azizi,koskar,mahsa,mehralizadeh1,simin,sokrai</text:p>
          </table:table-cell>
          <table:table-cell office:value-type="float" office:value="0">
            <text:p>0</text:p>
          </table:table-cell>
          <table:table-cell office:value-type="float" office:value="240.0000">
            <text:p>240.000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.0000">
            <text:p>180.000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16120.0000">
            <text:p>216120.0000</text:p>
          </table:table-cell>
        </table:table-row>
        <table:table-row>
          <table:table-cell office:value-type="string">
            <text:p>ati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avatk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adiz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aranmob</text:p>
          </table:table-cell>
          <table:table-cell office:value-type="string">
            <text:p>020546,184772,187096,261208,286347,289723,353912,370176,395372,411678,479247,495536,497740,584127,593998,598019,736619,840427,926293,993561,E1404,pocom5</text:p>
          </table:table-cell>
          <table:table-cell office:value-type="float" office:value="0">
            <text:p>0</text:p>
          </table:table-cell>
          <table:table-cell office:value-type="float" office:value="660.0000">
            <text:p>660.0000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660.0000">
            <text:p>6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6640.0000">
            <text:p>596640.0000</text:p>
          </table:table-cell>
        </table:table-row>
        <table:table-row>
          <table:table-cell office:value-type="string">
            <text:p>baran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dh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ehna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g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hrz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kr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nfsh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rn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br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caflmb</text:p>
          </table:table-cell>
          <table:table-cell office:value-type="string">
            <text:p>like</text:p>
          </table:table-cell>
          <table:table-cell office:value-type="float" office:value="0">
            <text:p>0</text:p>
          </table:table-cell>
          <table:table-cell office:value-type="float" office:value="50.0000">
            <text:p>5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callmb</text:p>
          </table:table-cell>
          <table:table-cell office:value-type="string">
            <text:p>adeli,mahdi,mehravar,sarhang</text:p>
          </table:table-cell>
          <table:table-cell office:value-type="float" office:value="0">
            <text:p>0</text:p>
          </table:table-cell>
          <table:table-cell office:value-type="float" office:value="45.0000">
            <text:p>45.0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.0000">
            <text:p>15.0000</text:p>
          </table:table-cell>
          <table:table-cell office:value-type="float" office:value="10.0000">
            <text:p>10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80.0000">
            <text:p>40580.0000</text:p>
          </table:table-cell>
        </table:table-row>
        <table:table-row>
          <table:table-cell office:value-type="string">
            <text:p>carb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clascmb</text:p>
          </table:table-cell>
          <table:table-cell office:value-type="string">
            <text:p>Tina-2,Vasam-2</text:p>
          </table:table-cell>
          <table:table-cell office:value-type="float" office:value="0">
            <text:p>0</text:p>
          </table:table-cell>
          <table:table-cell office:value-type="float" office:value="80.0000">
            <text:p>8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80.0000">
            <text:p>8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160.0000">
            <text:p>72160.0000</text:p>
          </table:table-cell>
        </table:table-row>
        <table:table-row>
          <table:table-cell office:value-type="string">
            <text:p>danmb</text:p>
          </table:table-cell>
          <table:table-cell office:value-type="string">
            <text:p>Daniel</text:p>
          </table:table-cell>
          <table:table-cell office:value-type="float" office:value="0">
            <text:p>0</text:p>
          </table:table-cell>
          <table:table-cell office:value-type="float" office:value="10.0000">
            <text:p>1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ark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arya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g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igimb4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igitl</text:p>
          </table:table-cell>
          <table:table-cell office:value-type="string">
            <text:p>Digi-309,Digi-310,digimobile_95,digimobile_Mehrvarz</text:p>
          </table:table-cell>
          <table:table-cell office:value-type="float" office:value="0">
            <text:p>0</text:p>
          </table:table-cell>
          <table:table-cell office:value-type="float" office:value="50.0000">
            <text:p>50.0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5060.0000">
            <text:p>165060.0000</text:p>
          </table:table-cell>
        </table:table-row>
        <table:table-row>
          <table:table-cell office:value-type="string">
            <text:p>digitlakn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prsesf</text:p>
          </table:table-cell>
          <table:table-cell office:value-type="string">
            <text:p>karimi,sohrabi</text:p>
          </table:table-cell>
          <table:table-cell office:value-type="float" office:value="0">
            <text:p>0</text:p>
          </table:table-cell>
          <table:table-cell office:value-type="float" office:value="70.0000">
            <text:p>7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70.0000">
            <text:p>7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140.0000">
            <text:p>63140.0000</text:p>
          </table:table-cell>
        </table:table-row>
        <table:table-row>
          <table:table-cell office:value-type="string">
            <text:p>drmb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rmb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rsz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ry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dt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dalat</text:p>
          </table:table-cell>
          <table:table-cell office:value-type="string">
            <text:p>Amin,Gandi1,Gandi2,Mohammadreza_sabaghi,Negin_poshtiban,Shahram_doostdar,Shayan_nasiri,Soheil_khanzadeh</text:p>
          </table:table-cell>
          <table:table-cell office:value-type="float" office:value="0">
            <text:p>0</text:p>
          </table:table-cell>
          <table:table-cell office:value-type="float" office:value="700.0000">
            <text:p>700.000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200.0000">
            <text:p>200.0000</text:p>
          </table:table-cell>
          <table:table-cell office:value-type="float" office:value="200.0000">
            <text:p>20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1000.0000">
            <text:p>361000.0000</text:p>
          </table:table-cell>
        </table:table-row>
        <table:table-row>
          <table:table-cell office:value-type="string">
            <text:p>ehsan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hsan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mdadrayn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mojimb</text:p>
          </table:table-cell>
          <table:table-cell office:value-type="string">
            <text:p>khanomeghbal,majzoob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00.0000">
            <text:p>80000.0000</text:p>
          </table:table-cell>
        </table:table-row>
        <table:table-row>
          <table:table-cell office:value-type="string">
            <text:p>emth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rf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sh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esp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_mahdavi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anousesf</text:p>
          </table:table-cell>
          <table:table-cell office:value-type="string">
            <text:p>Majid.baghri,Nic-bozorgi,Nicnew11,Nicnew12,Nicnew13,Nicnew7,Niknew6,Niknew8,masoud,nicnew10,nicnew9</text:p>
          </table:table-cell>
          <table:table-cell office:value-type="float" office:value="0">
            <text:p>0</text:p>
          </table:table-cell>
          <table:table-cell office:value-type="float" office:value="240.0000">
            <text:p>240.000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0000">
            <text:p>170.0000</text:p>
          </table:table-cell>
          <table:table-cell office:value-type="float" office:value="0.0000">
            <text:p>0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1060.0000">
            <text:p>171060.0000</text:p>
          </table:table-cell>
        </table:table-row>
        <table:table-row>
          <table:table-cell office:value-type="string">
            <text:p>farda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ard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arhad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erdowsi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frbdesf</text:p>
          </table:table-cell>
          <table:table-cell office:value-type="string">
            <text:p>Farbod1035</text:p>
          </table:table-cell>
          <table:table-cell office:value-type="float" office:value="0">
            <text:p>0</text:p>
          </table:table-cell>
          <table:table-cell office:value-type="float" office:value="40.0000">
            <text:p>4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40.0000">
            <text:p>4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120.0000">
            <text:p>36120.0000</text:p>
          </table:table-cell>
        </table:table-row>
        <table:table-row>
          <table:table-cell office:value-type="string">
            <text:p>frmz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gardmb</text:p>
          </table:table-cell>
          <table:table-cell office:value-type="string">
            <text:p>Amiradeli,Farhadashori,Hamedmanochehri,Hoseinadeli,Peymanmohammadzade,Saeedghasemi,behyar,farhadi,sedighe_mohammadi,soltanAref</text:p>
          </table:table-cell>
          <table:table-cell office:value-type="float" office:value="0">
            <text:p>0</text:p>
          </table:table-cell>
          <table:table-cell office:value-type="float" office:value="350.0000">
            <text:p>350.000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.0000">
            <text:p>270.0000</text:p>
          </table:table-cell>
          <table:table-cell office:value-type="float" office:value="80.0000">
            <text:p>8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5160.0000">
            <text:p>315160.0000</text:p>
          </table:table-cell>
        </table:table-row>
        <table:table-row>
          <table:table-cell office:value-type="string">
            <text:p>ghadirmo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ghasr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ghm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ghoqmb</text:p>
          </table:table-cell>
          <table:table-cell office:value-type="string">
            <text:p>a10s,abed123,barsam123,mahdi123,zabihi</text:p>
          </table:table-cell>
          <table:table-cell office:value-type="float" office:value="0">
            <text:p>0</text:p>
          </table:table-cell>
          <table:table-cell office:value-type="float" office:value="145.0000">
            <text:p>145.000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45.0000">
            <text:p>14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0790.0000">
            <text:p>130790.0000</text:p>
          </table:table-cell>
        </table:table-row>
        <table:table-row>
          <table:table-cell office:value-type="string">
            <text:p>gitmo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hadimb</text:p>
          </table:table-cell>
          <table:table-cell office:value-type="string">
            <text:p>Alid,FATEMEH.AKHLAGHI,Khoshghadam,TAHA,arezouheydari,kamal,morteza.j</text:p>
          </table:table-cell>
          <table:table-cell office:value-type="float" office:value="0">
            <text:p>0</text:p>
          </table:table-cell>
          <table:table-cell office:value-type="float" office:value="680.0000">
            <text:p>680.0000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480.0000">
            <text:p>480.0000</text:p>
          </table:table-cell>
          <table:table-cell office:value-type="float" office:value="100.0000">
            <text:p>10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3260.0000">
            <text:p>523260.0000</text:p>
          </table:table-cell>
        </table:table-row>
        <table:table-row>
          <table:table-cell office:value-type="string">
            <text:p>hami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hammi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hesamb</text:p>
          </table:table-cell>
          <table:table-cell office:value-type="string">
            <text:p>Babak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60.0000">
            <text:p>27060.0000</text:p>
          </table:table-cell>
        </table:table-row>
        <table:table-row>
          <table:table-cell office:value-type="string">
            <text:p>hezare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hmds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hsmus</text:p>
          </table:table-cell>
          <table:table-cell office:value-type="string">
            <text:p>iransar,jadid,jadid2,motahedi,sedighi,ss8008,zahediis</text:p>
          </table:table-cell>
          <table:table-cell office:value-type="float" office:value="0">
            <text:p>0</text:p>
          </table:table-cell>
          <table:table-cell office:value-type="float" office:value="385.0000">
            <text:p>385.0000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75.0000">
            <text:p>175.0000</text:p>
          </table:table-cell>
          <table:table-cell office:value-type="float" office:value="60.0000">
            <text:p>60.0000</text:p>
          </table:table-cell>
          <table:table-cell office:value-type="float" office:value="150.0000">
            <text:p>15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47630.0000">
            <text:p>347630.0000</text:p>
          </table:table-cell>
        </table:table-row>
        <table:table-row>
          <table:table-cell office:value-type="string">
            <text:p>hsnpuresf</text:p>
          </table:table-cell>
          <table:table-cell office:value-type="string">
            <text:p>Tmimi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00.0000">
            <text:p>27000.0000</text:p>
          </table:table-cell>
        </table:table-row>
        <table:table-row>
          <table:table-cell office:value-type="string">
            <text:p>ida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dehmb</text:p>
          </table:table-cell>
          <table:table-cell office:value-type="string">
            <text:p>1345,3018,3019,3020,3021,3022,3023</text:p>
          </table:table-cell>
          <table:table-cell office:value-type="float" office:value="0">
            <text:p>0</text:p>
          </table:table-cell>
          <table:table-cell office:value-type="float" office:value="155.0000">
            <text:p>155.0000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5.0000">
            <text:p>95.000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620.0000">
            <text:p>139620.0000</text:p>
          </table:table-cell>
        </table:table-row>
        <table:table-row>
          <table:table-cell office:value-type="string">
            <text:p>ifnc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landesf</text:p>
          </table:table-cell>
          <table:table-cell office:value-type="string">
            <text:p>09001040117,09001807030,09050507434,09113986618,09197291350,1473</text:p>
          </table:table-cell>
          <table:table-cell office:value-type="float" office:value="0">
            <text:p>0</text:p>
          </table:table-cell>
          <table:table-cell office:value-type="float" office:value="290.0000">
            <text:p>290.0000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00.0000">
            <text:p>100.0000</text:p>
          </table:table-cell>
          <table:table-cell office:value-type="float" office:value="150.0000">
            <text:p>150.0000</text:p>
          </table:table-cell>
          <table:table-cell office:value-type="float" office:value="0.0000">
            <text:p>0.0000</text:p>
          </table:table-cell>
          <table:table-cell office:value-type="float" office:value="40.0000">
            <text:p>4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1850.0000">
            <text:p>261850.0000</text:p>
          </table:table-cell>
        </table:table-row>
        <table:table-row>
          <table:table-cell office:value-type="string">
            <text:p>imanmsd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mnh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ranstore</text:p>
          </table:table-cell>
          <table:table-cell office:value-type="string">
            <text:p>iranstore5,iranstore6,iranstore7,iranstore8</text:p>
          </table:table-cell>
          <table:table-cell office:value-type="float" office:value="0">
            <text:p>0</text:p>
          </table:table-cell>
          <table:table-cell office:value-type="float" office:value="180.0000">
            <text:p>180.0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.0000">
            <text:p>50.0000</text:p>
          </table:table-cell>
          <table:table-cell office:value-type="float" office:value="130.0000">
            <text:p>1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260.0000">
            <text:p>162260.0000</text:p>
          </table:table-cell>
        </table:table-row>
        <table:table-row>
          <table:table-cell office:value-type="string">
            <text:p>irs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sanmb</text:p>
          </table:table-cell>
          <table:table-cell office:value-type="string">
            <text:p>Amirimoghadam,Miss.mahshid,Miss.vida,Miss.vida2,Mr_Rezaei</text:p>
          </table:table-cell>
          <table:table-cell office:value-type="float" office:value="0">
            <text:p>0</text:p>
          </table:table-cell>
          <table:table-cell office:value-type="float" office:value="170.0000">
            <text:p>170.000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.0000">
            <text:p>90.0000</text:p>
          </table:table-cell>
          <table:table-cell office:value-type="float" office:value="80.0000">
            <text:p>8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53160.0000">
            <text:p>153160.0000</text:p>
          </table:table-cell>
        </table:table-row>
        <table:table-row>
          <table:table-cell office:value-type="string">
            <text:p>isc_plus</text:p>
          </table:table-cell>
          <table:table-cell office:value-type="string">
            <text:p>446_milad,447_Miss_rezvani,449_Hamid_Sarabi,450_Asoodeh,451_Reyhani,451_parnia,452_Saeed,454_Ssdd,455_Jafarpoor,456_qwe,459_abed,460_ertyfg,461_Rtf,462_Qwe,463_Asd,464_Zxc,465_Ygh,466_Hbn,467_Ujn,468_Mmd,469_Me_farshadm_3579,470_Teymori,471_Fgc,472_Amir,474_Rdf,475_Sar,476_Abolfazl,477_Tgb,480_mobilesoheyl8,481_RezaTahernia,482_Ezadi,483_M_kh_d78_6543,484_Majidkadkhoda,485_M_kh_d78_2130,486_Tfy,488_Yui,491_Cvb,492_bita,493_Tyr,Kyo7kA</text:p>
          </table:table-cell>
          <table:table-cell office:value-type="float" office:value="0">
            <text:p>0</text:p>
          </table:table-cell>
          <table:table-cell office:value-type="float" office:value="1490.0000">
            <text:p>1490.000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0.0000">
            <text:p>560.0000</text:p>
          </table:table-cell>
          <table:table-cell office:value-type="float" office:value="190.0000">
            <text:p>190.0000</text:p>
          </table:table-cell>
          <table:table-cell office:value-type="float" office:value="740.0000">
            <text:p>74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23600.0000">
            <text:p>1823600.0000</text:p>
          </table:table-cell>
        </table:table-row>
        <table:table-row>
          <table:table-cell office:value-type="string">
            <text:p>ist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it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javad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jntsesf</text:p>
          </table:table-cell>
          <table:table-cell office:value-type="string">
            <text:p>Hasan_asdollah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60.0000">
            <text:p>27060.0000</text:p>
          </table:table-cell>
        </table:table-row>
        <table:table-row>
          <table:table-cell office:value-type="string">
            <text:p>khalilzade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khanemob</text:p>
          </table:table-cell>
          <table:table-cell office:value-type="string">
            <text:p>Fati,Mehdi.safir</text:p>
          </table:table-cell>
          <table:table-cell office:value-type="float" office:value="0">
            <text:p>0</text:p>
          </table:table-cell>
          <table:table-cell office:value-type="float" office:value="90.0000">
            <text:p>9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240.0000">
            <text:p>81240.0000</text:p>
          </table:table-cell>
        </table:table-row>
        <table:table-row>
          <table:table-cell office:value-type="string">
            <text:p>khsr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khy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kia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korsh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kpot2205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loutoos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ahaesf</text:p>
          </table:table-cell>
          <table:table-cell office:value-type="string">
            <text:p>Ghobadi1,mirahmadi1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00.0000">
            <text:p>54000.0000</text:p>
          </table:table-cell>
        </table:table-row>
        <table:table-row>
          <table:table-cell office:value-type="string">
            <text:p>mahdi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ahur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ahyar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armar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artinmb</text:p>
          </table:table-cell>
          <table:table-cell office:value-type="string">
            <text:p>aghai.razmi</text:p>
          </table:table-cell>
          <table:table-cell office:value-type="float" office:value="0">
            <text:p>0</text:p>
          </table:table-cell>
          <table:table-cell office:value-type="float" office:value="10.0000">
            <text:p>1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.0000">
            <text:p>1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00.0000">
            <text:p>9000.0000</text:p>
          </table:table-cell>
        </table:table-row>
        <table:table-row>
          <table:table-cell office:value-type="string">
            <text:p>mashreghi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ben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bh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bic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ehrcal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ehrdad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ehrnmo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hmaddbr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iladatp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iladbgh</text:p>
          </table:table-cell>
          <table:table-cell office:value-type="string">
            <text:p>Rad,ozlati</text:p>
          </table:table-cell>
          <table:table-cell office:value-type="float" office:value="0">
            <text:p>0</text:p>
          </table:table-cell>
          <table:table-cell office:value-type="float" office:value="100.0000">
            <text:p>10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80.0000">
            <text:p>8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240.0000">
            <text:p>90240.0000</text:p>
          </table:table-cell>
        </table:table-row>
        <table:table-row>
          <table:table-cell office:value-type="string">
            <text:p>mildt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inaiemob</text:p>
          </table:table-cell>
          <table:table-cell office:value-type="string">
            <text:p>Farokh</text:p>
          </table:table-cell>
          <table:table-cell office:value-type="float" office:value="0">
            <text:p>0</text:p>
          </table:table-cell>
          <table:table-cell office:value-type="float" office:value="25.0000">
            <text:p>25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.0000">
            <text:p>2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500.0000">
            <text:p>22500.0000</text:p>
          </table:table-cell>
        </table:table-row>
        <table:table-row>
          <table:table-cell office:value-type="string">
            <text:p>misaghmb</text:p>
          </table:table-cell>
          <table:table-cell office:value-type="string">
            <text:p>Muser1,Nimastorenew1,Nimastorenew2</text:p>
          </table:table-cell>
          <table:table-cell office:value-type="float" office:value="0">
            <text:p>0</text:p>
          </table:table-cell>
          <table:table-cell office:value-type="float" office:value="80.0000">
            <text:p>80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50.0000">
            <text:p>5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100.0000">
            <text:p>72100.0000</text:p>
          </table:table-cell>
        </table:table-row>
        <table:table-row>
          <table:table-cell office:value-type="string">
            <text:p>misc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ji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jtbsabet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ntzresf</text:p>
          </table:table-cell>
          <table:table-cell office:value-type="string">
            <text:p>mine</text:p>
          </table:table-cell>
          <table:table-cell office:value-type="float" office:value="0">
            <text:p>0</text:p>
          </table:table-cell>
          <table:table-cell office:value-type="float" office:value="200.0000">
            <text:p>20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obogap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obshahr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obzen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ohamadrz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ohamadshr</text:p>
          </table:table-cell>
          <table:table-cell office:value-type="string">
            <text:p>Khataii,Mirzaii,Taghipoor,Zahraj</text:p>
          </table:table-cell>
          <table:table-cell office:value-type="float" office:value="0">
            <text:p>0</text:p>
          </table:table-cell>
          <table:table-cell office:value-type="float" office:value="62.0000">
            <text:p>62.0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.0000">
            <text:p>62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800.0000">
            <text:p>55800.0000</text:p>
          </table:table-cell>
        </table:table-row>
        <table:table-row>
          <table:table-cell office:value-type="string">
            <text:p>mrjnb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rmobmb</text:p>
          </table:table-cell>
          <table:table-cell office:value-type="string">
            <text:p>Shahrooz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ti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zbgf941</text:p>
          </table:table-cell>
          <table:table-cell office:value-type="string">
            <text:p>Parham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0000.0000">
            <text:p>80000.0000</text:p>
          </table:table-cell>
        </table:table-row>
        <table:table-row>
          <table:table-cell office:value-type="string">
            <text:p>mzbmil945</text:p>
          </table:table-cell>
          <table:table-cell office:value-type="string">
            <text:p>Biganlotfi,Hamedtaghavi,Hoseinsabet,Hosinnazari,Javadganji,Saidkhosropor</text:p>
          </table:table-cell>
          <table:table-cell office:value-type="float" office:value="0">
            <text:p>0</text:p>
          </table:table-cell>
          <table:table-cell office:value-type="float" office:value="180.0000">
            <text:p>180.0000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0.0000">
            <text:p>120.000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2120.0000">
            <text:p>162120.0000</text:p>
          </table:table-cell>
        </table:table-row>
        <table:table-row>
          <table:table-cell office:value-type="string">
            <text:p>mzbnim94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zbsf940</text:p>
          </table:table-cell>
          <table:table-cell office:value-type="string">
            <text:p>Ahmadrezamehrabi,mohsenshahbazi</text:p>
          </table:table-cell>
          <table:table-cell office:value-type="float" office:value="0">
            <text:p>0</text:p>
          </table:table-cell>
          <table:table-cell office:value-type="float" office:value="130.0000">
            <text:p>13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100.0000">
            <text:p>10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7460.0000">
            <text:p>117460.0000</text:p>
          </table:table-cell>
        </table:table-row>
        <table:table-row>
          <table:table-cell office:value-type="string">
            <text:p>mzbsff94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zbsfu94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mzbssf94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naeinimb</text:p>
          </table:table-cell>
          <table:table-cell office:value-type="string">
            <text:p>bolboli,gharekhani,miladb,mohammadniyazi</text:p>
          </table:table-cell>
          <table:table-cell office:value-type="float" office:value="0">
            <text:p>0</text:p>
          </table:table-cell>
          <table:table-cell office:value-type="float" office:value="150.0000">
            <text:p>150.0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00.0000">
            <text:p>100.0000</text:p>
          </table:table-cell>
          <table:table-cell office:value-type="float" office:value="0.0000">
            <text:p>0.0000</text:p>
          </table:table-cell>
          <table:table-cell office:value-type="float" office:value="50.0000">
            <text:p>5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5400.0000">
            <text:p>135400.0000</text:p>
          </table:table-cell>
        </table:table-row>
        <table:table-row>
          <table:table-cell office:value-type="string">
            <text:p>neginesf</text:p>
          </table:table-cell>
          <table:table-cell office:value-type="string">
            <text:p>QXff9a,Y0p3T5,rCWtvA</text:p>
          </table:table-cell>
          <table:table-cell office:value-type="float" office:value="0">
            <text:p>0</text:p>
          </table:table-cell>
          <table:table-cell office:value-type="float" office:value="90.0000">
            <text:p>90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90.0000">
            <text:p>9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180.0000">
            <text:p>81180.0000</text:p>
          </table:table-cell>
        </table:table-row>
        <table:table-row>
          <table:table-cell office:value-type="string">
            <text:p>nimachtg</text:p>
          </table:table-cell>
          <table:table-cell office:value-type="string">
            <text:p>t9zsXDali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60.0000">
            <text:p>27060.0000</text:p>
          </table:table-cell>
        </table:table-row>
        <table:table-row>
          <table:table-cell office:value-type="string">
            <text:p>ninamc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nourbesf</text:p>
          </table:table-cell>
          <table:table-cell office:value-type="string">
            <text:p>Ms_shams_7P,mr_bahrami,mr_hashemi_s23fe,mr_kavousi,mr_norouzi_A54,ms_amini_s24u,ms_naderi_A06,ms_norouzi_A21,ms_safaie,yasin_amini</text:p>
          </table:table-cell>
          <table:table-cell office:value-type="float" office:value="0">
            <text:p>0</text:p>
          </table:table-cell>
          <table:table-cell office:value-type="float" office:value="220.0000">
            <text:p>220.00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0000">
            <text:p>170.0000</text:p>
          </table:table-cell>
          <table:table-cell office:value-type="float" office:value="30.0000">
            <text:p>30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38120.0000">
            <text:p>238120.0000</text:p>
          </table:table-cell>
        </table:table-row>
        <table:table-row>
          <table:table-cell office:value-type="string">
            <text:p>novinmo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omidagt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onlinmb</text:p>
          </table:table-cell>
          <table:table-cell office:value-type="string">
            <text:p>Darya,Liam</text:p>
          </table:table-cell>
          <table:table-cell office:value-type="float" office:value="2">
            <text:p>2</text:p>
          </table:table-cell>
          <table:table-cell office:value-type="float" office:value="90.0000">
            <text:p>9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00.0000">
            <text:p>54000.0000</text:p>
          </table:table-cell>
        </table:table-row>
        <table:table-row>
          <table:table-cell office:value-type="string">
            <text:p>ordb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orgmb</text:p>
          </table:table-cell>
          <table:table-cell office:value-type="string">
            <text:p>Arezo2,Farhang,Imankhah,Molaie,Pourmohammad,Rajabpour</text:p>
          </table:table-cell>
          <table:table-cell office:value-type="float" office:value="0">
            <text:p>0</text:p>
          </table:table-cell>
          <table:table-cell office:value-type="float" office:value="200.0000">
            <text:p>200.0000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75.0000">
            <text:p>75.0000</text:p>
          </table:table-cell>
          <table:table-cell office:value-type="float" office:value="125.0000">
            <text:p>12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525.0000">
            <text:p>180525.0000</text:p>
          </table:table-cell>
        </table:table-row>
        <table:table-row>
          <table:table-cell office:value-type="string">
            <text:p>own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owns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acmobi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hm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mh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ourmmd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ouyamb</text:p>
          </table:table-cell>
          <table:table-cell office:value-type="string">
            <text:p>Bardia,User.kafinetlike,milad.babayi</text:p>
          </table:table-cell>
          <table:table-cell office:value-type="float" office:value="0">
            <text:p>0</text:p>
          </table:table-cell>
          <table:table-cell office:value-type="float" office:value="150.0000">
            <text:p>150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50.0000">
            <text:p>15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5300.0000">
            <text:p>135300.0000</text:p>
          </table:table-cell>
        </table:table-row>
        <table:table-row>
          <table:table-cell office:value-type="string">
            <text:p>powrmb</text:p>
          </table:table-cell>
          <table:table-cell office:value-type="string">
            <text:p>Asgharniya,Power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60.0000">
            <text:p>27060.0000</text:p>
          </table:table-cell>
        </table:table-row>
        <table:table-row>
          <table:table-cell office:value-type="string">
            <text:p>pr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rsems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rsnhesf</text:p>
          </table:table-cell>
          <table:table-cell office:value-type="string">
            <text:p>emadnasr12,zaresibil12</text:p>
          </table:table-cell>
          <table:table-cell office:value-type="float" office:value="0">
            <text:p>0</text:p>
          </table:table-cell>
          <table:table-cell office:value-type="float" office:value="50.0000">
            <text:p>5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060.0000">
            <text:p>45060.0000</text:p>
          </table:table-cell>
        </table:table-row>
        <table:table-row>
          <table:table-cell office:value-type="string">
            <text:p>pry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sh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std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puls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ashamob</text:p>
          </table:table-cell>
          <table:table-cell office:value-type="string">
            <text:p>Rasha4,RashaNew3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00.0000">
            <text:p>54000.0000</text:p>
          </table:table-cell>
        </table:table-row>
        <table:table-row>
          <table:table-cell office:value-type="string">
            <text:p>rastgar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d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eisimb</text:p>
          </table:table-cell>
          <table:table-cell office:value-type="string">
            <text:p>bakhshi,hamid,manio,masi12,masi45,mudasser,musiii,rezwan</text:p>
          </table:table-cell>
          <table:table-cell office:value-type="float" office:value="0">
            <text:p>0</text:p>
          </table:table-cell>
          <table:table-cell office:value-type="float" office:value="320.0000">
            <text:p>320.000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20.0000">
            <text:p>3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88000.0000">
            <text:p>288000.0000</text:p>
          </table:table-cell>
        </table:table-row>
        <table:table-row>
          <table:table-cell office:value-type="string">
            <text:p>re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eza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ezanmb</text:p>
          </table:table-cell>
          <table:table-cell office:value-type="string">
            <text:p>Meh,Safajo,Soheila</text:p>
          </table:table-cell>
          <table:table-cell office:value-type="float" office:value="0">
            <text:p>0</text:p>
          </table:table-cell>
          <table:table-cell office:value-type="float" office:value="45.0000">
            <text:p>45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0000">
            <text:p>4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00.0000">
            <text:p>40500.0000</text:p>
          </table:table-cell>
        </table:table-row>
        <table:table-row>
          <table:table-cell office:value-type="string">
            <text:p>rs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s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ry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abzian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aedgharari</text:p>
          </table:table-cell>
          <table:table-cell office:value-type="string">
            <text:p>Khoshdel,Naserei,Rostamei,Zahmatkesh1,Zahmatkesh2</text:p>
          </table:table-cell>
          <table:table-cell office:value-type="float" office:value="0">
            <text:p>0</text:p>
          </table:table-cell>
          <table:table-cell office:value-type="float" office:value="160.0000">
            <text:p>160.000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110.0000">
            <text:p>110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4470.0000">
            <text:p>144470.0000</text:p>
          </table:table-cell>
        </table:table-row>
        <table:table-row>
          <table:table-cell office:value-type="string">
            <text:p>saedmaesf</text:p>
          </table:table-cell>
          <table:table-cell office:value-type="string">
            <text:p>Izadi</text:p>
          </table:table-cell>
          <table:table-cell office:value-type="float" office:value="0">
            <text:p>0</text:p>
          </table:table-cell>
          <table:table-cell office:value-type="float" office:value="20.0000">
            <text:p>2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aedsalehi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ajadhsm</text:p>
          </table:table-cell>
          <table:table-cell office:value-type="string">
            <text:p>Saeidjahantab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7060.0000">
            <text:p>27060.0000</text:p>
          </table:table-cell>
        </table:table-row>
        <table:table-row>
          <table:table-cell office:value-type="string">
            <text:p>sa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ammob</text:p>
          </table:table-cell>
          <table:table-cell office:value-type="string">
            <text:p>kohkhir,sahram-nik</text:p>
          </table:table-cell>
          <table:table-cell office:value-type="float" office:value="0">
            <text:p>0</text:p>
          </table:table-cell>
          <table:table-cell office:value-type="float" office:value="60.0000">
            <text:p>60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0.0000">
            <text:p>30.0000</text:p>
          </table:table-cell>
          <table:table-cell office:value-type="float" office:value="30.0000">
            <text:p>3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60.0000">
            <text:p>54060.0000</text:p>
          </table:table-cell>
        </table:table-row>
        <table:table-row>
          <table:table-cell office:value-type="string">
            <text:p>sba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cit220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cwom220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df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enator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fryk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hahinmb</text:p>
          </table:table-cell>
          <table:table-cell office:value-type="string">
            <text:p>Baghbani3,Hoseini1</text:p>
          </table:table-cell>
          <table:table-cell office:value-type="float" office:value="0">
            <text:p>0</text:p>
          </table:table-cell>
          <table:table-cell office:value-type="float" office:value="55.0000">
            <text:p>55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0.0000">
            <text:p>10.0000</text:p>
          </table:table-cell>
          <table:table-cell office:value-type="float" office:value="45.0000">
            <text:p>4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9655.0000">
            <text:p>49655.0000</text:p>
          </table:table-cell>
        </table:table-row>
        <table:table-row>
          <table:table-cell office:value-type="string">
            <text:p>shahinrst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hahr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hl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ianat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iblndesf</text:p>
          </table:table-cell>
          <table:table-cell office:value-type="string">
            <text:p>armin,madadi,matin,mohammadmotamedi,narges,nimaheydari,omidjolaei,rezamosavi,sanaei</text:p>
          </table:table-cell>
          <table:table-cell office:value-type="float" office:value="0">
            <text:p>0</text:p>
          </table:table-cell>
          <table:table-cell office:value-type="float" office:value="295.0000">
            <text:p>295.0000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185.0000">
            <text:p>185.0000</text:p>
          </table:table-cell>
          <table:table-cell office:value-type="float" office:value="60.0000">
            <text:p>6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21050.0000">
            <text:p>221050.0000</text:p>
          </table:table-cell>
        </table:table-row>
        <table:table-row>
          <table:table-cell office:value-type="string">
            <text:p>sina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inasizmob</text:p>
          </table:table-cell>
          <table:table-cell office:value-type="string">
            <text:p>14p,Azizi,Habibi,Mehraban,Rajab.p,Shafaii,Zaman</text:p>
          </table:table-cell>
          <table:table-cell office:value-type="float" office:value="0">
            <text:p>0</text:p>
          </table:table-cell>
          <table:table-cell office:value-type="float" office:value="115.0000">
            <text:p>115.0000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.0000">
            <text:p>5.0000</text:p>
          </table:table-cell>
          <table:table-cell office:value-type="float" office:value="110.0000">
            <text:p>11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3720.0000">
            <text:p>103720.0000</text:p>
          </table:table-cell>
        </table:table-row>
        <table:table-row>
          <table:table-cell office:value-type="string">
            <text:p>skot2203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lt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obh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olei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orena</text:p>
          </table:table-cell>
          <table:table-cell office:value-type="string">
            <text:p>Anoosh,aghareza,mismaleki,zamaninezhad</text:p>
          </table:table-cell>
          <table:table-cell office:value-type="float" office:value="0">
            <text:p>0</text:p>
          </table:table-cell>
          <table:table-cell office:value-type="float" office:value="75.0000">
            <text:p>75.0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0000">
            <text:p>55.0000</text:p>
          </table:table-cell>
          <table:table-cell office:value-type="float" office:value="20.0000">
            <text:p>2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7540.0000">
            <text:p>67540.0000</text:p>
          </table:table-cell>
        </table:table-row>
        <table:table-row>
          <table:table-cell office:value-type="string">
            <text:p>str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svb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ahammd</text:p>
          </table:table-cell>
          <table:table-cell office:value-type="string">
            <text:p>Aziz,Erfan,Taha.Mom</text:p>
          </table:table-cell>
          <table:table-cell office:value-type="float" office:value="0">
            <text:p>0</text:p>
          </table:table-cell>
          <table:table-cell office:value-type="float" office:value="90.0000">
            <text:p>90.00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0.0000">
            <text:p>9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1000.0000">
            <text:p>81000.0000</text:p>
          </table:table-cell>
        </table:table-row>
        <table:table-row>
          <table:table-cell office:value-type="string">
            <text:p>tahamobteh</text:p>
          </table:table-cell>
          <table:table-cell office:value-type="string">
            <text:p>Tahamobile06,Tahamobile11,Tahamobile123,Tahamobile13,Tahamobile15,Tahamobile45,Tahamobileaghayeyousefii,Tahamobileahangar,Tahamobilemelat10,Tahamobilenalchi,Tahamobilesaeed</text:p>
          </table:table-cell>
          <table:table-cell office:value-type="float" office:value="0">
            <text:p>0</text:p>
          </table:table-cell>
          <table:table-cell office:value-type="float" office:value="640.0000">
            <text:p>640.000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0.0000">
            <text:p>170.0000</text:p>
          </table:table-cell>
          <table:table-cell office:value-type="float" office:value="170.0000">
            <text:p>170.0000</text:p>
          </table:table-cell>
          <table:table-cell office:value-type="float" office:value="100.0000">
            <text:p>100.0000</text:p>
          </table:table-cell>
          <table:table-cell office:value-type="float" office:value="200.0000">
            <text:p>20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7440.0000">
            <text:p>577440.0000</text:p>
          </table:table-cell>
        </table:table-row>
        <table:table-row>
          <table:table-cell office:value-type="string">
            <text:p>takmo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apsh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kn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ko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kslmni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ok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trnmesf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vahidmb</text:p>
          </table:table-cell>
          <table:table-cell office:value-type="string">
            <text:p>vahidmb.ali,vahidmb.bagheri</text:p>
          </table:table-cell>
          <table:table-cell office:value-type="float" office:value="0">
            <text:p>0</text:p>
          </table:table-cell>
          <table:table-cell office:value-type="float" office:value="45.0000">
            <text:p>45.0000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45.0000">
            <text:p>45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590.0000">
            <text:p>40590.0000</text:p>
          </table:table-cell>
        </table:table-row>
        <table:table-row>
          <table:table-cell office:value-type="string">
            <text:p>viratl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wxot2204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xmo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  <table:table-row>
          <table:table-cell office:value-type="string">
            <text:p>zabihimb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.0000">
            <text:p>0.0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00">
            <text:p>0.00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2</meta:generator>
    <meta:initial-creator>phpMyAdmin 5.2.2</meta:initial-creator>
    <meta:creation-date>2025-05-24T08:30:40+00:00</meta:creation-date>
  </office:meta>
</office:document-meta>
</file>